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666666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8" style:family="table-cell">
      <style:table-cell-properties fo:border="0.0069in solid #000000" fo:background-color="#666666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/>
    </style:style>
    <style:style style:name="TableCell1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/>
    </style:style>
    <style:style style:name="TableCell1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/>
    </style:style>
    <style:style style:name="TableCell23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/>
    </style:style>
    <style:style style:name="TableCell2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/>
    </style:style>
    <style:style style:name="TableCell3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/>
    </style:style>
    <style:style style:name="TableCell3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/>
    </style:style>
    <style:style style:name="TableCell4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Liberation Sans"/>
    </style:style>
    <style:style style:name="T48" style:parent-style-name="DefaultParagraphFont" style:family="text">
      <style:text-properties style:font-name="Liberation Sans" fo:font-size="11pt" style:font-size-asian="11pt" style:font-size-complex="11pt"/>
    </style:style>
    <style:style style:name="TableCell49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Liberation Sans"/>
    </style:style>
    <style:style style:name="T54" style:parent-style-name="DefaultParagraphFont" style:family="text">
      <style:text-properties style:font-name="Liberation Sans" fo:font-size="11pt" style:font-size-asian="11pt" style:font-size-complex="11pt"/>
    </style:style>
    <style:style style:name="T5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ableCell5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Liberation Sans"/>
    </style:style>
    <style:style style:name="T61" style:parent-style-name="DefaultParagraphFont" style:family="text">
      <style:text-properties style:font-name="Liberation Sans" fo:font-size="11pt" style:font-size-asian="11pt" style:font-size-complex="11pt"/>
    </style:style>
    <style:style style:name="T6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ableCell6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/>
    </style:style>
    <style:style style:name="T65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6" style:parent-style-name="DefaultParagraphFont" style:family="text">
      <style:text-properties style:font-name="Liberation Sans" fo:font-size="9pt" style:font-size-asian="9pt" style:font-size-complex="9pt"/>
    </style:style>
    <style:style style:name="T67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Liberation Sans" fo:font-size="9pt" style:font-size-asian="9pt" style:font-size-complex="9pt"/>
    </style:style>
    <style:style style:name="P69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p text:style-name="P1">Traceability of System functions to components Updated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ystem function</text:p>
          </table:table-cell>
          <table:table-cell table:style-name="TableCell8">
            <text:p text:style-name="P9">Component</text:p>
          </table:table-cell>
        </table:table-row>
        <table:table-row table:style-name="TableRow10">
          <table:table-cell table:style-name="TableCell11">
            <text:p text:style-name="P12">#SF_S1: Send List of lines</text:p>
          </table:table-cell>
          <table:table-cell table:style-name="TableCell13">
            <text:p text:style-name="P14">Linemanagement</text:p>
          </table:table-cell>
        </table:table-row>
        <table:table-row table:style-name="TableRow15">
          <table:table-cell table:style-name="TableCell16">
            <text:p text:style-name="P17">#SF_S2: Send List of buses</text:p>
          </table:table-cell>
          <table:table-cell table:style-name="TableCell18">
            <text:p text:style-name="P19">Linemanagement</text:p>
          </table:table-cell>
        </table:table-row>
        <table:table-row table:style-name="TableRow20">
          <table:table-cell table:style-name="TableCell21">
            <text:p text:style-name="P22">#SF_S3: Send<text:s/>List of stops</text:p>
          </table:table-cell>
          <table:table-cell table:style-name="TableCell23">
            <text:p text:style-name="P24">Schedulemanagement</text:p>
          </table:table-cell>
        </table:table-row>
        <table:table-row table:style-name="TableRow25">
          <table:table-cell table:style-name="TableCell26">
            <text:p text:style-name="P27">#SF_S4: Send List of routes</text:p>
          </table:table-cell>
          <table:table-cell table:style-name="TableCell28">
            <text:p text:style-name="P29">Linemanagement</text:p>
          </table:table-cell>
        </table:table-row>
        <table:table-row table:style-name="TableRow30">
          <table:table-cell table:style-name="TableCell31">
            <text:p text:style-name="P32">#SF_S5: Send properties of bus</text:p>
          </table:table-cell>
          <table:table-cell table:style-name="TableCell33">
            <text:p text:style-name="P34">Linemanagement</text:p>
          </table:table-cell>
        </table:table-row>
        <table:table-row table:style-name="TableRow35">
          <table:table-cell table:style-name="TableCell36">
            <text:p text:style-name="P37">#SF_S6: Send GPS-Data of bus</text:p>
          </table:table-cell>
          <table:table-cell table:style-name="TableCell38">
            <text:p text:style-name="P39">Linemanagement</text:p>
          </table:table-cell>
        </table:table-row>
        <table:table-row table:style-name="TableRow40">
          <table:table-cell table:style-name="TableCell41">
            <text:p text:style-name="P42">#SF_S7: Store bus and line</text:p>
          </table:table-cell>
          <table:table-cell table:style-name="TableCell43">
            <text:p text:style-name="P44">Linemanagement</text:p>
          </table:table-cell>
        </table:table-row>
        <table:table-row table:style-name="TableRow45">
          <table:table-cell table:style-name="TableCell46">
            <text:p text:style-name="TableContents"><text:span text:style-name="T47">#SF_S9:<text:s/></text:span><text:span text:style-name="T48">Send the list of custom stops</text:span></text:p>
          </table:table-cell>
          <table:table-cell table:style-name="TableCell49">
            <text:p text:style-name="P50">Linemanagement</text:p>
          </table:table-cell>
        </table:table-row>
        <table:table-row table:style-name="TableRow51">
          <table:table-cell table:style-name="TableCell52">
            <text:p text:style-name="TableContents"><text:span text:style-name="T53">#</text:span><text:span text:style-name="T54">SF_S10:<text:s/></text:span><text:span text:style-name="T55">Notification of custom stop request</text:span></text:p>
          </table:table-cell>
          <table:table-cell table:style-name="TableCell56">
            <text:p text:style-name="P57">Linemanagement</text:p>
          </table:table-cell>
        </table:table-row>
        <table:table-row table:style-name="TableRow58">
          <table:table-cell table:style-name="TableCell59">
            <text:p text:style-name="TableContents"><text:span text:style-name="T60">#</text:span><text:span text:style-name="T61"><text:s/>SF_S11:<text:s/></text:span><text:span text:style-name="T62">Response to custom stop request</text:span></text:p>
          </table:table-cell>
          <table:table-cell table:style-name="TableCell63">
            <text:p text:style-name="P64">Linemanagement</text:p>
          </table:table-cell>
        </table:table-row>
      </table:table>
      <text:p text:style-name="Standard"/>
      <text:p text:style-name="Standard"/>
      <text:p text:style-name="Standard"><text:span text:style-name="T65">Author:<text:s/></text:span><text:span text:style-name="T66">Muhammad Zeeshan</text:span></text:p>
      <text:p text:style-name="Standard"><text:span text:style-name="T67">Status:<text:s/></text:span><text:span text:style-name="T68">Complete</text:span></text:p>
      <text:p text:style-name="P69">Reviewer:</text:p>
      <text:p text:style-name="Standard"><text:span text:style-name="T70">Statu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 Zeeshan</meta:initial-creator>
    <dc:creator>Muhammad Zeeshan</dc:creator>
    <meta:creation-date>2016-05-30T10:03:00Z</meta:creation-date>
    <dc:date>2016-06-16T11:44:00Z</dc:date>
    <meta:print-date>2016-06-16T11:44:00Z</meta:print-date>
    <meta:template xlink:href="Normal.dotm" xlink:type="simple"/>
    <meta:editing-cycles>7</meta:editing-cycles>
    <meta:editing-duration>PT1080S</meta:editing-duration>
    <meta:document-statistic meta:page-count="1" meta:paragraph-count="1" meta:word-count="94" meta:character-count="629" meta:row-count="4" meta:non-whitespace-character-count="536"/>
  </office:meta>
</office:document-meta>
</file>